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t 2</text:p>
      <text:p text:style-name="P2"/>
      <text:p text:style-name="P3">Backlog :</text:p>
      <text:list xml:id="list36193715" text:style-name="L1">
        <text:list-header>
          <text:p text:style-name="P1"/>
        </text:list-header>
        <text:list-item>
          <text:p text:style-name="P1">mise en place de la structure de données </text:p>
          <text:list>
            <text:list-header>
              <text:p text:style-name="P1">- écriture des tests pour la structure de données : 2h30</text:p>
              <text:p text:style-name="P1">- création du mappage du réseau : 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16:04:55.93</meta:creation-date>
    <meta:document-statistic meta:table-count="0" meta:image-count="0" meta:object-count="0" meta:page-count="1" meta:paragraph-count="5" meta:word-count="33" meta:character-count="151" meta:non-whitespace-character-count="124"/>
    <dc:date>2012-04-03T16:13:52.01</dc:date>
    <meta:editing-duration>PT8M56S</meta:editing-duration>
    <meta:editing-cycles>1</meta:editing-cycles>
    <meta:generator>LibreOffice/3.4$Win32 LibreOffice_project/340m1$Build-203</meta:generator>
  </office:meta>
</office:document-meta>
</file>